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in" fo:margin-right="0in" fo:text-indent="0in" style:auto-text-indent="false"/>
    </style:style>
    <style:style style:name="P2" style:family="paragraph" style:parent-style-name="Standard">
      <style:paragraph-properties fo:margin-left="-1in" fo:margin-right="0in" fo:text-indent="0in" style:auto-text-indent="false"/>
      <style:text-properties fo:font-size="14pt" style:font-size-asian="14pt"/>
    </style:style>
    <style:style style:name="P3" style:family="paragraph" style:parent-style-name="Standard">
      <style:paragraph-properties fo:margin-left="-1in" fo:margin-right="0in" fo:text-indent="0in" style:auto-text-indent="false"/>
      <style:text-properties fo:font-size="13pt" style:font-size-asian="13pt"/>
    </style:style>
    <style:style style:name="P4" style:family="paragraph" style:parent-style-name="Standard">
      <style:paragraph-properties fo:margin-left="-1in" fo:margin-right="0in" fo:text-indent="0in" style:auto-text-indent="false"/>
      <style:text-properties fo:color="#1f1f1f" fo:font-size="13pt" style:font-size-asian="13pt"/>
    </style:style>
    <style:style style:name="P5" style:family="paragraph" style:parent-style-name="Standard">
      <style:paragraph-properties fo:margin-left="-1in" fo:margin-right="0in" fo:line-height="150%" fo:text-indent="0in" style:auto-text-indent="false"/>
      <style:text-properties fo:color="#1f1f1f" fo:font-size="13pt" style:font-size-asian="13pt"/>
    </style:style>
    <style:style style:name="P6" style:family="paragraph" style:parent-style-name="Standard">
      <style:paragraph-properties fo:margin-left="-1in" fo:margin-right="0in" fo:line-height="150%" fo:text-indent="0in" style:auto-text-indent="false"/>
    </style:style>
    <style:style style:name="P7" style:family="paragraph" style:parent-style-name="Standard">
      <style:paragraph-properties fo:margin-left="-1in" fo:margin-right="0in" fo:text-indent="0in" style:auto-text-indent="false"/>
      <style:text-properties officeooo:paragraph-rsid="001834d3"/>
    </style:style>
    <style:style style:name="P8" style:family="paragraph" style:parent-style-name="Standard" style:master-page-name="Standard">
      <style:paragraph-properties fo:margin-left="-1in" fo:margin-right="0in" fo:text-indent="0in" style:auto-text-indent="false" style:page-number="auto"/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margin-left="-1in" fo:margin-right="-0.8752in" fo:text-indent="0in" style:auto-text-indent="false"/>
      <style:text-properties fo:font-size="14pt" style:font-size-asian="14pt"/>
    </style:style>
    <style:style style:name="P10" style:family="paragraph" style:parent-style-name="Standard">
      <style:paragraph-properties fo:margin-left="-1in" fo:margin-right="-1in" fo:line-height="150%" fo:text-indent="0in" style:auto-text-indent="false"/>
      <style:text-properties fo:color="#1f1f1f" fo:font-size="13pt" style:font-size-asian="13pt"/>
    </style:style>
    <style:style style:name="P11" style:family="paragraph" style:parent-style-name="Standard">
      <style:paragraph-properties fo:margin-left="-1in" fo:margin-right="-0.1252in" fo:text-indent="0in" style:auto-text-indent="false"/>
      <style:text-properties fo:font-size="13pt" style:font-size-asian="13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834d3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style="italic" style:font-size-asian="14pt" style:font-style-asian="italic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5" style:family="text">
      <style:text-properties fo:font-size="14pt" fo:font-style="italic" fo:font-weight="normal" style:font-size-asian="14pt" style:font-style-asian="italic" style:font-weight-asian="normal" style:font-style-complex="italic" style:font-weight-complex="normal"/>
    </style:style>
    <style:style style:name="T6" style:family="text">
      <style:text-properties fo:font-size="14pt" fo:font-style="normal" fo:font-weight="normal" style:font-size-asian="14pt" style:font-style-asian="normal" style:font-weight-asian="normal" style:font-style-complex="normal" style:font-weight-complex="normal"/>
    </style:style>
    <style:style style:name="T7" style:family="text">
      <style:text-properties fo:font-size="13pt" style:font-size-asian="13pt"/>
    </style:style>
    <style:style style:name="T8" style:family="text">
      <style:text-properties fo:font-size="13pt" fo:font-style="italic" style:font-size-asian="13pt" style:font-style-asian="italic"/>
    </style:style>
    <style:style style:name="T9" style:family="text">
      <style:text-properties fo:font-size="13pt" fo:font-style="italic" officeooo:rsid="001834d3" style:font-size-asian="13pt" style:font-style-asian="italic"/>
    </style:style>
    <style:style style:name="T10" style:family="text">
      <style:text-properties fo:font-size="13pt" fo:font-style="normal" officeooo:rsid="001834d3" style:font-size-asian="13pt" style:font-style-asian="normal" style:font-style-complex="normal"/>
    </style:style>
    <style:style style:name="T11" style:family="text">
      <style:text-properties fo:color="#1f1f1f" fo:font-size="13pt" fo:font-weight="bold" style:font-size-asian="13pt" style:font-weight-asian="bold"/>
    </style:style>
    <style:style style:name="T12" style:family="text">
      <style:text-properties fo:color="#1f1f1f" fo:font-size="13pt" style:font-size-asian="13pt"/>
    </style:style>
    <style:style style:name="T13" style:family="text">
      <style:text-properties fo:color="#1f1f1f" fo:font-size="13pt" fo:font-style="italic" style:font-size-asian="13pt" style:font-style-asian="italic"/>
    </style:style>
    <style:style style:name="T14" style:family="text">
      <style:text-properties fo:color="#1f1f1f" fo:font-size="13pt" fo:font-style="italic" officeooo:rsid="001834d3" style:font-size-asian="13pt" style:font-style-asian="italic"/>
    </style:style>
    <style:style style:name="T15" style:family="text">
      <style:text-properties fo:color="#1f1f1f" fo:font-size="13pt" fo:font-style="italic" officeooo:rsid="001834d3" style:font-size-asian="13pt" style:font-style-asian="italic" style:font-style-complex="italic"/>
    </style:style>
    <style:style style:name="T16" style:family="text">
      <style:text-properties fo:color="#000000" fo:font-size="14pt" style:font-size-asian="14pt"/>
    </style:style>
    <style:style style:name="T17" style:family="text">
      <style:text-properties fo:color="#000000" fo:font-size="14pt" fo:font-style="normal" officeooo:rsid="001834d3" style:font-size-asian="14pt" style:font-style-asian="normal" style:font-style-complex="normal"/>
    </style:style>
    <style:style style:name="T18" style:family="text">
      <style:text-properties fo:color="#000000" fo:font-size="14pt" fo:font-style="italic" style:font-size-asian="14pt" style:font-style-asian="italic" style:font-style-complex="italic"/>
    </style:style>
    <style:style style:name="T19" style:family="text">
      <style:text-properties fo:color="#000000" fo:font-size="14pt" fo:font-style="italic" officeooo:rsid="001834d3" style:font-size-asian="14pt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leksandr Yardas</text:p>
      <text:p text:style-name="P2">4905 MacArthur Blvd NW, Washington DC</text:p>
      <text:p text:style-name="P9">(571)-205-2925</text:p>
      <text:p text:style-name="P1"><text:a xlink:type="simple" xlink:href="mailto:osaintpiggy11@gmail.com" text:style-name="Internet_20_link" text:visited-style-name="Visited_20_Internet_20_Link"><text:span text:style-name="Internet_20_link"><text:span text:style-name="T2">osaintpiggy11@gmail.com</text:span></text:span></text:a></text:p>
      <text:p text:style-name="P2"/>
      <text:p text:style-name="P3"/>
      <text:p text:style-name="P1"><text:span text:style-name="T8">Education</text:span><text:span text:style-name="T7"> <text:s text:c="12"/></text:span><text:span text:style-name="T11">The Field School</text:span><text:span text:style-name="T12">, Washington DC <text:s text:c="10"/></text:span><text:span text:style-name="T15">August 2014-Present</text:span></text:p>
      <text:p text:style-name="P5"/>
      <text:p text:style-name="P1"><text:span text:style-name="T8">Work</text:span><text:span text:style-name="T7"> <text:s text:c="20"/></text:span><text:span text:style-name="T11">The George Washington University, </text:span><text:span text:style-name="T12">Washington DC</text:span></text:p>
      <text:p text:style-name="P1"><text:span text:style-name="T8">Experience <text:s text:c="11"/></text:span><text:span text:style-name="T13">BioForce Lab Assistant</text:span><text:span text:style-name="T7"> <text:s text:c="28"/></text:span><text:span text:style-name="T5">June-August 2014</text:span></text:p>
      <text:p text:style-name="P6"><text:span text:style-name="T7"><text:s text:c="22"/></text:span><text:span text:style-name="T12"><text:s text:c="8"/>•Created chemical solutions from scratch used for culturing Dinoflagellates</text:span></text:p>
      <text:p text:style-name="P5"><text:s text:c="30"/>•Designed and built DNA fiber stretching chambers using cuvettes</text:p>
      <text:p text:style-name="P10"><text:s text:c="30"/>•Wrote experiment protocol for stretching DNA fiber samples</text:p>
      <text:p text:style-name="P5"><text:s text:c="30"/>•Wrote and performed experiment protocol for isolating Dinoflagellate DNA</text:p>
      <text:p text:style-name="P5"><text:s text:c="31"/>•Cultivated virus samples used for research</text:p>
      <text:p text:style-name="P4"/>
      <text:p text:style-name="P3"/>
      <text:p text:style-name="P7"><text:span text:style-name="T8">Activities <text:s text:c="14"/></text:span><text:span text:style-name="T10">Varsity Track<text:tab/><text:tab/><text:tab/><text:tab/> <text:s text:c="8"/></text:span><text:span text:style-name="T19">Spring 2015</text:span></text:p>
      <text:p text:style-name="P12"><text:span text:style-name="T14"><text:s text:c="8"/></text:span><text:span text:style-name="T12">Winter Track Team</text:span><text:span text:style-name="T7"> <text:s text:c="35"/></text:span><text:span text:style-name="T18">Winter 2014/2015</text:span></text:p>
      <text:p text:style-name="P1"><text:span text:style-name="T7"><text:s text:c="30"/></text:span><text:span text:style-name="T12">Field School Cross Country Team</text:span><text:span text:style-name="T7"> <text:s text:c="12"/></text:span><text:span text:style-name="T3">Fall 2014</text:span></text:p>
      <text:p text:style-name="P1"><text:span text:style-name="T7"><text:s text:c="30"/></text:span><text:span text:style-name="T12">Student at IchibanKarate</text:span><text:span text:style-name="T7"> <text:s text:c="27"/></text:span><text:span text:style-name="T3">Spring 2011- Summer 2014</text:span></text:p>
      <text:p text:style-name="P3"/>
      <text:p text:style-name="P3"/>
      <text:p text:style-name="P1"><text:span text:style-name="T8">Skills</text:span><text:span text:style-name="T7"> <text:s text:c="21"/>Basic Construction</text:span></text:p>
      <text:p text:style-name="P3"><text:s text:c="31"/>Basic Woodworking</text:p>
      <text:p text:style-name="P3"><text:s text:c="31"/>Proper Lab Procedure</text:p>
      <text:p text:style-name="P3"><text:s text:c="31"/>Basic Stick Welding</text:p>
      <text:p text:style-name="P3"/>
      <text:p text:style-name="P3"/>
      <text:p text:style-name="P1"><text:span text:style-name="T8">Awards</text:span><text:span text:style-name="T7"> <text:s text:c="18"/>2014 DC-MD Small Private School JV Championships: Top Ten Finisher</text:span></text:p>
      <text:p text:style-name="P3"><text:s text:c="31"/>2014 AAU Karate Do National Championships: Silver &amp; Bronze Medalist</text:p>
      <text:p text:style-name="P11"><text:s text:c="31"/>2013 Santa Tecla XXXIV Campeonato Nacional Absoluto de Karate Do: Bronze Medalist</text:p>
      <text:p text:style-name="P1"><text:span text:style-name="T8"><text:s text:c="28"/></text:span><text:span text:style-name="T7"><text:s text:c="3"/>2013 Satio Karate-Do Classic: Gold &amp; Silver Meda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1.25in" fo:margin-right="0.375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eksandr Yardas</dc:title>
    <meta:creation-date>2015-01-02T13:19:00</meta:creation-date>
    <dc:date>2015-05-23T10:56:19.678000000</dc:date>
    <meta:editing-cycles>3</meta:editing-cycles>
    <meta:editing-duration>PT1H57M48S</meta:editing-duration>
    <meta:document-statistic meta:table-count="0" meta:image-count="0" meta:object-count="0" meta:page-count="1" meta:paragraph-count="24" meta:word-count="148" meta:character-count="1706" meta:non-whitespace-character-count="957"/>
    <meta:generator>LibreOffice/4.4.1.2$Windows_x86 LibreOffice_project/45e2de17089c24a1fa810c8f975a7171ba4cd432</meta:generator>
  </office:meta>
</office:document-meta>
</file>